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ource Serif Pro Light" svg:font-family="'Source Serif Pro Light'" style:font-family-generic="roman"/>
    <style:font-face style:name="Lucida Sans1" svg:font-family="'Lucida Sans'" style:font-family-generic="swiss"/>
    <style:font-face style:name="Source Serif Pro Light1"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Table_20_Contents">
      <style:text-properties style:font-name="Source Serif Pro Light1"/>
    </style:style>
    <style:style style:name="P2" style:family="paragraph" style:parent-style-name="Table_20_Contents">
      <style:paragraph-properties fo:text-align="center" style:justify-single-word="false"/>
      <style:text-properties style:font-name="Source Serif Pro Light1"/>
    </style:style>
    <style:style style:name="P3" style:family="paragraph" style:parent-style-name="Text_20_body">
      <style:paragraph-properties fo:text-align="end" style:justify-single-word="false"/>
      <style:text-properties style:font-name="Source Serif Pro Light1"/>
    </style:style>
    <style:style style:name="P4" style:family="paragraph" style:parent-style-name="Standard">
      <style:text-properties style:font-name="Source Serif Pro Light1"/>
    </style:style>
    <style:style style:name="P5" style:family="paragraph" style:parent-style-name="Standard">
      <style:text-properties style:font-name="Source Serif Pro Light1" fo:font-size="14pt" style:font-size-asian="14pt" style:font-size-complex="14pt"/>
    </style:style>
    <style:style style:name="P6" style:family="paragraph" style:parent-style-name="Standard">
      <style:text-properties style:font-name="Source Serif Pro Light" style:font-name-asian="SimSun" style:font-name-complex="Lucida Sans"/>
    </style:style>
    <style:style style:name="P7" style:family="paragraph" style:parent-style-name="Standard" style:list-style-name="L1"/>
    <style:style style:name="P8" style:family="paragraph" style:parent-style-name="Standard" style:list-style-name="L1">
      <style:text-properties style:font-name="Source Serif Pro Light" style:font-name-asian="SimSun" style:font-name-complex="Lucida Sans"/>
    </style:style>
    <style:style style:name="P9" style:family="paragraph" style:parent-style-name="Standard">
      <style:text-properties style:font-name="Source Serif Pro Light1"/>
    </style:style>
    <style:style style:name="P10" style:family="paragraph" style:parent-style-name="Standard">
      <style:text-properties style:font-name="Source Serif Pro Light1" officeooo:paragraph-rsid="000e0ad3"/>
    </style:style>
    <style:style style:name="P11" style:family="paragraph" style:parent-style-name="Standard">
      <style:text-properties officeooo:paragraph-rsid="0011f623"/>
    </style:style>
    <style:style style:name="T1" style:family="text">
      <style:text-properties style:text-position="super 58%" fo:font-weight="normal" style:font-weight-asian="normal" style:font-weight-complex="normal"/>
    </style:style>
    <style:style style:name="T2" style:family="text">
      <style:text-properties style:text-position="sub 58%"/>
    </style:style>
    <style:style style:name="T3" style:family="text">
      <style:text-properties style:text-position="sub 58%" style:font-name="Source Serif Pro Light1"/>
    </style:style>
    <style:style style:name="T4" style:family="text">
      <style:text-properties style:text-position="sub 58%" style:font-name="Source Serif Pro Light" style:font-name-asian="Source Serif Pro Light" style:font-name-complex="Source Serif Pro Light"/>
    </style:style>
    <style:style style:name="T5" style:family="text">
      <style:text-properties style:text-position="sub 58%" style:font-name="Source Serif Pro Light" officeooo:rsid="000e0ad3" style:font-name-asian="Source Serif Pro Light" style:font-name-complex="Source Serif Pro Light"/>
    </style:style>
    <style:style style:name="T6" style:family="text">
      <style:text-properties style:text-position="sub 58%" fo:font-weight="normal" style:font-weight-asian="normal" style:font-weight-complex="normal"/>
    </style:style>
    <style:style style:name="T7" style:family="text">
      <style:text-properties style:font-name="Source Serif Pro Light1"/>
    </style:style>
    <style:style style:name="T8" style:family="text">
      <style:text-properties style:font-name="Source Serif Pro Light1" fo:font-style="italic" style:font-style-asian="italic" style:font-style-complex="italic"/>
    </style:style>
    <style:style style:name="T9" style:family="text">
      <style:text-properties style:font-name="Source Serif Pro Light" style:font-name-asian="Source Serif Pro Light" style:font-name-complex="Source Serif Pro Light"/>
    </style:style>
    <style:style style:name="T10" style:family="text">
      <style:text-properties style:font-name="Source Serif Pro Light" officeooo:rsid="000e0ad3" style:font-name-asian="Source Serif Pro Light" style:font-name-complex="Source Serif Pro Light"/>
    </style:style>
    <style:style style:name="T11" style:family="text">
      <style:text-properties style:font-name="Source Serif Pro Light" style:font-name-asian="SimSun" style:font-name-complex="Lucida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etske Leroux – Bachelor en Sciences Informatiques 2<text:span text:style-name="T1">ème </text:span></text:p>
      <table:table table:name="Tableau1" table:style-name="Tableau1">
        <table:table-column table:style-name="Tableau1.A"/>
        <table:table-row>
          <table:table-cell table:style-name="Tableau1.A1" office:value-type="string">
            <text:p text:style-name="P1"/>
            <text:p text:style-name="P2">3. </text:p>
            <text:p text:style-name="P2">Joint entropy for the case of multiple random variables. </text:p>
            <text:p text:style-name="P2">Explain the chain rule application to the joint entropy decomposition. </text:p>
            <text:p text:style-name="P2">Show and explain the upper bound on the joint entropy. </text:p>
            <text:p text:style-name="P2">Explain why it is useful in practice? </text:p>
            <text:p text:style-name="P2"/>
          </table:table-cell>
        </table:table-row>
      </table:table>
      <text:p text:style-name="P4"/>
      <text:p text:style-name="P5">Joint entropy for mutliple random variables</text:p>
      <text:p text:style-name="P4"/>
      <text:p text:style-name="P4">H(X<text:span text:style-name="T2">1</text:span>,...X<text:span text:style-name="T2">N</text:span>) = - <text:span text:style-name="T9">∑...∑</text:span>p(x<text:span text:style-name="T2">1</text:span>,...,x<text:span text:style-name="T2">N</text:span>)log<text:span text:style-name="T2">2</text:span>p(x<text:span text:style-name="T2">1</text:span>,...,x<text:span text:style-name="T2">N</text:span>)</text:p>
      <text:p text:style-name="P4"/>
      <text:p text:style-name="P6">Propriétés : </text:p>
      <text:list xml:id="list2430387273" text:style-name="L1">
        <text:list-item>
          <text:p text:style-name="P7"><text:span text:style-name="T11">H(XY) </text:span><text:span text:style-name="T9">≥ 0</text:span></text:p>
        </text:list-item>
        <text:list-item>
          <text:p text:style-name="P8">H(X,Y) = H(Y,X) </text:p>
        </text:list-item>
      </text:list>
      <text:p text:style-name="P6">Elle mesure combien d'information est contenue dans un système à plusieurs variables aléatoire.</text:p>
      <text:p text:style-name="P4"/>
      <text:p text:style-name="P5">Chain rule </text:p>
      <text:p text:style-name="P4"/>
      <text:p text:style-name="P10">H(X<text:span text:style-name="T2">1</text:span>,...X<text:span text:style-name="T2">N</text:span>) = <text:span text:style-name="T9">H(X</text:span><text:span text:style-name="T4">i</text:span><text:span text:style-name="T9"> | X</text:span><text:span text:style-name="T4">i-1</text:span><text:span text:style-name="T9">,...,X</text:span><text:span text:style-name="T4">1</text:span><text:span text:style-name="T9">)*</text:span><text:span text:style-name="T10">H(X</text:span><text:span text:style-name="T5">i-1</text:span><text:span text:style-name="T10"> | X</text:span><text:span text:style-name="T5">i-2</text:span><text:span text:style-name="T10">,...,X</text:span><text:span text:style-name="T5">1</text:span><text:span text:style-name="T10">)*...*H(X</text:span><text:span text:style-name="T5">2 </text:span><text:span text:style-name="T10">| X</text:span><text:span text:style-name="T5">1</text:span><text:span text:style-name="T10">)*H(X</text:span><text:span text:style-name="T5">1</text:span><text:span text:style-name="T10">)</text:span></text:p>
      <text:p text:style-name="P4"/>
      <text:p text:style-name="Standard"><text:span text:style-name="T8">Pratique </text:span><text:span text:style-name="T7">: Imaginons une grande image de 1'000 pixels sur 1'000 pixels. On a alors </text:span><text:bookmark text:name="cwos"/><text:span text:style-name="T7">1'000'000 variables ce qui est énorme. Si on veut calculer l'entropie de cette image i.e. combien de bits on doit lui allouer, connaître le caractère aléatoire de cette image, elle est caractérisée par cette proba <text:s/>p</text:span><text:span text:style-name="T3">X</text:span><text:span text:style-name="T7">(x) = p</text:span><text:span text:style-name="T3">X</text:span><text:span text:style-name="T7">(x</text:span><text:span text:style-name="T3">1</text:span><text:span text:style-name="T7">,...,x</text:span><text:span text:style-name="T3">1000</text:span><text:span text:style-name="T7">) . Mais on est bloqué car cette probabilité n'est pas calculable dû aux grand nombres de variables. </text:span></text:p>
      <text:p text:style-name="P4">Markov chain important.</text:p>
      <text:p text:style-name="P4">Alors si on a certaines variables qui sont déterminée par un voisinage, par exemple x<text:span text:style-name="T6">i</text:span>, x<text:span text:style-name="T6">i-1</text:span> x<text:span text:style-name="T2">i-2</text:span> ... dans ce cas on peut réduire la complexité. Et ce problème est calculable. <text:s/></text:p>
      <text:p text:style-name="P4"/>
      <text:p text:style-name="P5">Upper Bound </text:p>
      <text:p text:style-name="P4"/>
      <text:p text:style-name="P11"><text:span text:style-name="T7">H(X1,…,X</text:span><text:span text:style-name="T3">N</text:span><text:span text:style-name="T7">) </text:span><text:span text:style-name="T9">≤</text:span><text:span text:style-name="T7"> </text:span><text:span text:style-name="T9">∑</text:span><text:span text:style-name="T7">H(X</text:span><text:span text:style-name="T3">i</text:span><text:span text:style-name="T7">) ceci est égal ssi les Xi sont indépendants. </text:span></text:p>
      <text:p text:style-name="P4">Qu'est ce que ça veut dire ? On décompose et ce qu'il y a après le | on peut l'oublier donc on a plus que la somme de chaque variables. Dans ce cas c'est facilement calculable. Donc si on suppose que toutes les variables sont indépendantes on peut facilement mettre une borne supérieure. On peut faire une prédication par exemple sur la place de stockage qu'on a besoin avec cette borne.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ource Serif Pro Light" svg:font-family="'Source Serif Pro Light'" style:font-family-generic="roman"/>
    <style:font-face style:name="Lucida Sans1" svg:font-family="'Lucida Sans'" style:font-family-generic="swiss"/>
    <style:font-face style:name="Source Serif Pro Light1"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etske L</meta:initial-creator>
    <meta:creation-date>2020-06-21T09:17:02.41</meta:creation-date>
    <dc:date>2020-09-01T22:08:54.687536166</dc:date>
    <meta:editing-duration>PT2H4M40S</meta:editing-duration>
    <meta:editing-cycles>7</meta:editing-cycles>
    <meta:generator>LibreOffice/6.4.5.2$Linux_X86_64 LibreOffice_project/40$Build-2</meta:generator>
    <meta:document-statistic meta:table-count="1" meta:image-count="0" meta:object-count="0" meta:page-count="1" meta:paragraph-count="20" meta:word-count="276" meta:character-count="1681" meta:non-whitespace-character-count="1409"/>
  </office:meta>
</office:document-meta>
</file>